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keep-together="auto" fo:orphans="0" fo:widows="0" fo:break-before="auto" fo:break-after="auto" fo:padding="0in" fo:border="none" fo:keep-with-next="auto"/>
    </style:style>
    <style:style style:name="P3" style:family="paragraph" style:parent-style-name="Standard" style:list-style-name="WWNum12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8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14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17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11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1" style:family="paragraph" style:parent-style-name="Standard" style:list-style-name="WWNum15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2" style:family="paragraph" style:parent-style-name="Standard" style:list-style-name="WWNum6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3" style:family="paragraph" style:parent-style-name="Standard" style:list-style-name="WWNum13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4" style:family="paragraph" style:parent-style-name="Standard" style:list-style-name="WWNum3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5" style:family="paragraph" style:parent-style-name="Standard" style:list-style-name="WWNum9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6" style:family="paragraph" style:parent-style-name="Standard" style:list-style-name="WWNum18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7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8" style:family="paragraph" style:parent-style-name="Standard" style:list-style-name="WWNum5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19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0" style:family="paragraph" style:parent-style-name="Standard" style:list-style-name="WWNum7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1" style:family="paragraph" style:parent-style-name="Standard" style:list-style-name="WWNum16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5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6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7" style:family="paragraph" style:parent-style-name="Standard" style:list-style-name="WWNum10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8" style:family="paragraph" style:parent-style-name="Standard" style:list-style-name="WWNum4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9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0" style:family="paragraph" style:parent-style-name="Standard" style:list-style-name="WWNum18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1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2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3" style:family="paragraph" style:parent-style-name="Standard" style:list-style-name="WWNum19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4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5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6" style:family="paragraph" style:parent-style-name="Standard" style:list-style-name="WWNum8">
      <style:paragraph-properties fo:margin-left="1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7" style:family="paragraph" style:parent-style-name="Standard" style:list-style-name="WWNum10">
      <style:paragraph-properties fo:margin-left="1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8" style:family="paragraph" style:parent-style-name="Standard" style:list-style-name="WWNum4">
      <style:paragraph-properties fo:margin-left="1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9" style:family="paragraph" style:parent-style-name="Standard" style:list-style-name="WWNum10">
      <style:paragraph-properties fo:margin-left="1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40" style:family="paragraph" style:parent-style-name="Standard" style:list-style-name="WWNum10">
      <style:paragraph-properties fo:margin-left="1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41" style:family="paragraph" style:parent-style-name="Heading_20_2">
      <style:paragraph-properties fo:keep-together="auto" fo:orphans="0" fo:widows="0" fo:break-before="auto" fo:break-after="auto" fo:padding="0in" fo:border="none" fo:keep-with-next="auto"/>
    </style:style>
    <style:style style:name="P42" style:family="paragraph" style:parent-style-name="Heading_20_1" style:master-page-name="Standard">
      <style:paragraph-properties fo:keep-together="auto" fo:orphans="0" fo:widows="0" style:page-number="1" fo:break-before="auto" fo:break-after="auto" fo:padding="0in" fo:border="none" fo:keep-with-next="auto"/>
    </style:style>
    <style:style style:name="P43" style:family="paragraph" style:parent-style-name="Heading_20_3">
      <style:paragraph-properties fo:keep-together="auto" fo:orphans="0" fo:widows="0" fo:break-before="auto" fo:break-after="auto" fo:padding="0in" fo:border="none" fo:keep-with-next="auto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bookmark text:name="_6bu42ym3a1or"/>Providing a GDB debug stub integrated into native_client</text:p>
      <text:p text:style-name="P41"><text:bookmark text:name="_ra7m2vh89aml"/>Overview</text:p>
      <text:p text:style-name="P1">TL;DR: <text:s/>nacl64-gdb’s dependence on service_runtime’s internal details isn’t good for maintainability in the long term, so eventually we want the native_client codebase to provide a stable debugging interface by implementing a GDB debug stub. <text:s/>We could potentially implement a debug stub in trusted <text:span text:style-name="T1">or</text:span> untrusted code, since many of the interfaces we need for untrusted crash dumping are those needed by a debug stub.</text:p>
      <text:p text:style-name="P2"/>
      <text:p text:style-name="P41"><text:bookmark text:name="_5j6n2yuq94mx"/>Introduction</text:p>
      <text:p text:style-name="P2">Where are we today? <text:s/>The debugger we currently recommend to developers is nacl64-gdb (started by Evgeny Eltsin). <text:s/>This is a version of GDB that is patched to attach to sel_ldr on x86-64 for Linux and Windows.</text:p>
      <text:p text:style-name="P2"/>
      <text:p text:style-name="P2">The nacl64-gdb approach is OK in the short term, but it has several problems:</text:p>
      <text:p text:style-name="P2"/>
      <text:list xml:id="list893214024" text:style-name="WWNum12">
        <text:list-item>
          <text:p text:style-name="P3">It depends on internal details of service_runtime, such as the nacl_user and nacl_thread_ids arrays and the NaClThreadContext struct. <text:s/>The dependencies are not documented, and this is not meant to be a stable interface anyway.</text:p>
        </text:list-item>
        <text:list-item>
          <text:p text:style-name="P3">It is not easily portable between architectures and operating systems.</text:p>
        </text:list-item>
        <text:list-item>
          <text:p text:style-name="P3">There are no automated tests for it, so if we change service_runtime in a way that breaks nacl64-gdb, we won’t find out until later.</text:p>
        </text:list-item>
        <text:list-item>
          <text:p text:style-name="P3">There is little chance of upstreaming these changes, which makes it harder to update to newer versions of GDB.</text:p>
        </text:list-item>
      </text:list>
      <text:p text:style-name="P2"/>
      <text:p text:style-name="P2">In the longer term we want the native_client codebase to provide a stable interface for debugging use, so that debuggers do not have to rely on internal details of native_client. <text:s/>native_client should provide a GDB debug stub, implementing GDB’s remote serial protocol (RSP).</text:p>
      <text:p text:style-name="P2"/>
      <text:p text:style-name="P41"><text:bookmark text:name="_c9vivf3b4l0"/>Debug stub primitives</text:p>
      <text:p text:style-name="P1">A GDB debug stub needs to be able to do the following:</text:p>
      <text:p text:style-name="P1"/>
      <text:list xml:id="list2083592963" text:style-name="WWNum1">
        <text:list-item>
          <text:p text:style-name="P4">Suspend an untrusted thread; query its registers; resume the thread [<text:span text:style-name="T2">suspend_thread</text:span>]</text:p>
        </text:list-item>
      </text:list>
      <text:p text:style-name="P1"><text:soft-page-break/></text:p>
      <text:list xml:id="list63961757892907" text:continue-numbering="true" text:style-name="WWNum1">
        <text:list-item>
          <text:p text:style-name="P4">Catch a hardware exception; resume the thread with all registers restored [<text:span text:style-name="T2">sigreturn</text:span>]</text:p>
        </text:list-item>
      </text:list>
      <text:p text:style-name="P1"/>
      <text:list xml:id="list63961612666823" text:continue-numbering="true" text:style-name="WWNum1">
        <text:list-item>
          <text:p text:style-name="P4">Enumerate untrusted threads [<text:span text:style-name="T2">enum_threads</text:span>]</text:p>
        </text:list-item>
      </text:list>
      <text:p text:style-name="P1"/>
      <text:list xml:id="list63961740685525" text:continue-numbering="true" text:style-name="WWNum1">
        <text:list-item>
          <text:p text:style-name="P4">Set breakpoints [<text:span text:style-name="T2">set_breakpoint</text:span>]</text:p>
        </text:list-item>
      </text:list>
      <text:p text:style-name="P1"/>
      <text:list xml:id="list63961231158419" text:continue-numbering="true" text:style-name="WWNum1">
        <text:list-item>
          <text:p text:style-name="P4">Modify registers before resuming a thread. <text:s/>This includes:</text:p>
          <text:list>
            <text:list-item>
              <text:p text:style-name="P23">Setting the x86 trap flag for single-stepping [<text:span text:style-name="T2">set_trap_flag</text:span>]</text:p>
            </text:list-item>
            <text:list-item>
              <text:p text:style-name="P23">Setting general purpose registers for calling functions from GDB [<text:span text:style-name="T2">set_registers</text:span>]</text:p>
            </text:list-item>
          </text:list>
        </text:list-item>
      </text:list>
      <text:p text:style-name="P1"/>
      <text:p text:style-name="P41"><text:bookmark text:name="_e40yfpq0i8ng"/>Could we implement a GDB stub in untrusted code?</text:p>
      <text:p text:style-name="P1">It is interesting to consider whether we could implement a debug stub in untrusted code. <text:s/>Some of the abilities required by a debug stub are abilities that we would like to expose to untrusted code for other reasons:</text:p>
      <text:p text:style-name="P1"/>
      <text:list xml:id="list394595830" text:style-name="WWNum8">
        <text:list-item>
          <text:p text:style-name="P5"><text:span text:style-name="T2">suspend_thread</text:span></text:p>
          <text:list>
            <text:list-item>
              <text:p text:style-name="P24">suspend_thread is necessary for implementing fully-featured <text:span text:style-name="T2">untrusted crash dumping</text:span>. <text:s/>In order to produce stack backtraces for all threads, a crash dumper needs the ability to suspend untrusted threads and get their register state.</text:p>
              <text:list>
                <text:list-item>
                  <text:p text:style-name="P36">This does not actually require a resume_thread function.</text:p>
                </text:list-item>
              </text:list>
            </text:list-item>
            <text:list-item>
              <text:p text:style-name="P24">suspend_thread<text:span text:style-name="T2"> </text:span>is also useful for finding GC roots in <text:span text:style-name="T2">multi-threaded garbage collection</text:span>. <text:s/>Currently, Mono finds threads’ GC roots by implementing an equivalent of suspend_thread in user code: <text:s/>user code is instrumented to poll a variable which indicates whether the thread should voluntarily suspend itself.</text:p>
              <text:list>
                <text:list-item>
                  <text:p text:style-name="P36">If suspend_thread coexists gracefully with NaCl syscalls, this should also remove the need for the GC hooks in libc (which wrap blocking syscalls). <text:s/>See below.</text:p>
                </text:list-item>
              </text:list>
            </text:list-item>
            <text:list-item>
              <text:p text:style-name="P24">Similarly, suspend_thread could be used to implement pthread’s <text:span text:style-name="T2">asynchronous thread cancellation</text:span> (see <text:a xlink:type="simple" xlink:href="http://pubs.opengroup.org/onlinepubs/7908799/xsh/pthread_cancel.html" text:style-name="ListLabel_20_172" text:visited-style-name="ListLabel_20_172"><text:span text:style-name="T3">pthread_cancel()</text:span></text:a>), as long as there is a set_thread_regs() function that can be used for forcing the thread to run a thread_exit() function.</text:p>
              <text:list>
                <text:list-item>
                  <text:p text:style-name="P36">glibc normally implements this using asynchronous signals; see the discussion of emulating asynchronous signals below.</text:p>
                </text:list-item>
                <text:list-item>
                  <text:p text:style-name="P36"><text:soft-page-break/>However, no-one has asked for pthread_cancel() support.</text:p>
                </text:list-item>
              </text:list>
            </text:list-item>
          </text:list>
        </text:list-item>
      </text:list>
      <text:p text:style-name="P1"/>
      <text:list xml:id="list63961323193592" text:continue-numbering="true" text:style-name="WWNum8">
        <text:list-item>
          <text:p text:style-name="P5"><text:span text:style-name="T2">sigreturn</text:span> <text:span text:style-name="T1">might</text:span> be useful for implementing page permission fixups, e.g. for implementing copy-on-write in user code, or for implementing write barriers for garbage collectors. <text:s/>If a write occurs on a read-only page, a fault handler can change the page permissions and resume execution at the instruction that faulted.</text:p>
          <text:list>
            <text:list-item>
              <text:p text:style-name="P24">However, no-one has asked for this feature.</text:p>
            </text:list-item>
            <text:list-item>
              <text:p text:style-name="P24">One can emulate this feature by emulating instructions in a bundle, or by relocating instructions to a dynamically-loaded block and executing them there.</text:p>
            </text:list-item>
            <text:list-item>
              <text:p text:style-name="P24">A language runtime that wants to use page permissions for write barriers could place each memory write instruction at the start of a bundle, but this might bloat the generated code unnecessarily.</text:p>
            </text:list-item>
          </text:list>
        </text:list-item>
      </text:list>
      <text:p text:style-name="P1"/>
      <text:p text:style-name="P1">Advantages of an untrusted debug stub:</text:p>
      <text:list xml:id="list1427664796" text:style-name="WWNum14">
        <text:list-item>
          <text:p text:style-name="P6">It can simplify the code, and make it easier to write portable code.</text:p>
          <text:list>
            <text:list-item>
              <text:p text:style-name="P25">service_runtime provides an abstraction layer. <text:s/>While we can provide abstraction layers in trusted code, they will never be as clearly defined as the separation between trusted and untrusted code.</text:p>
            </text:list-item>
          </text:list>
        </text:list-item>
        <text:list-item>
          <text:p text:style-name="P6">It expands the number of people who can work on the debug stub, because it’s not TCB code.</text:p>
        </text:list-item>
        <text:list-item>
          <text:p text:style-name="P6">It helps us dogfood interfaces such as <text:span text:style-name="T2">suspend_thread</text:span> that we eventually want to expose as stable interfaces.</text:p>
        </text:list-item>
        <text:list-item>
          <text:p text:style-name="P6">It reduces the chance that the debug stub opens up security holes.</text:p>
        </text:list-item>
        <text:list-item>
          <text:p text:style-name="P6">It increases the chance of being able to run a debugger like GDB in the browser in future.</text:p>
        </text:list-item>
      </text:list>
      <text:p text:style-name="P1"/>
      <text:p text:style-name="P1">However, running the debug stub in the same address space as the debuggee has some disadvantages:</text:p>
      <text:list xml:id="list2642465467" text:style-name="WWNum17">
        <text:list-item>
          <text:p text:style-name="P7">The debug stub’s data structures can be corrupted by the debuggee, so there are limits to the kinds of failures it can debug.</text:p>
          <text:list>
            <text:list-item>
              <text:p text:style-name="P26">This is analogous to the problems with debugging the Linux kernel using the Linux kernel’s GDB stub.</text:p>
            </text:list-item>
          </text:list>
        </text:list-item>
        <text:list-item>
          <text:p text:style-name="P7">Untrusted code would be able to send malformed packets to GDB. <text:s/>If GDB is not sufficiently robust, it might be exploitable, and we don’t expect GDB to be sandboxed.</text:p>
          <text:list>
            <text:list-item>
              <text:p text:style-name="P26">This only matters if you’re using GDB to debug someone else’s code. <text:s/>I would expect this to be a common use for NaCl GDB in the long term, though.</text:p>
            </text:list-item>
          </text:list>
        </text:list-item>
      </text:list>
      <text:p text:style-name="P1"/>
      <text:p text:style-name="P41"><text:bookmark text:name="_bzru4srlmg1n"/><text:soft-page-break/>Implementing debug stub primitives</text:p>
      <text:p text:style-name="P43"><text:bookmark text:name="_1xio9qfttygz"/>suspend_thread</text:p>
      <text:p text:style-name="P1">NaCl’s host OSes provide two different models for stopping a thread and querying its registers:</text:p>
      <text:p text:style-name="P1"/>
      <text:list xml:id="list603258382" text:style-name="WWNum10">
        <text:list-item>
          <text:p text:style-name="P8"><text:span text:style-name="T2">Thread suspension:</text:span></text:p>
          <text:list>
            <text:list-item>
              <text:p text:style-name="P27">Windows provides SuspendThread()/GetThreadState()/ResumeThread(). <text:s/>This suspends a thread without executing any code on that thread.</text:p>
            </text:list-item>
            <text:list-item>
              <text:p text:style-name="P27">Mac OS X implements a similar model: <text:s/>suspend_thread()/thread_get_state()/resume_thread()</text:p>
            </text:list-item>
            <text:list-item>
              <text:p text:style-name="P27">Linux provides this via ptrace(), but we should assume that ptrace() is not available to us inside the outer sandbox.</text:p>
            </text:list-item>
            <text:list-item>
              <text:p text:style-name="P27">Note that this should coexist gracefully with syscalls: <text:s/>if a thread is suspended while executing a syscall, the syscall itself will not necessarily be suspended, but GetThreadState() should return the state of the user registers at the point where the thread entered the syscall.</text:p>
            </text:list-item>
            <text:list-item>
              <text:p text:style-name="P27">The OS provides no mechanism for a thread to say “don’t suspend me” or “defer any suspension”. <text:s/>However, we implement one ourselves via NaClAppThreadSetSuspendState().</text:p>
            </text:list-item>
            <text:list-item>
              <text:p text:style-name="P27">Windows provides SetThreadContext() but it does not provide <text:span text:style-name="T2">sigreturn</text:span>.</text:p>
            </text:list-item>
          </text:list>
        </text:list-item>
        <text:list-item>
          <text:p text:style-name="P8"><text:span text:style-name="T2">Thread interruption via asynchronous signals:</text:span></text:p>
          <text:list>
            <text:list-item>
              <text:p text:style-name="P27">On Linux, tgkill() sends an asynchronous signal to a thread. <text:s/>This interrupts a thread, forcing it to run a signal handler, which receives a copy of the register state at the point the thread was interrupted.</text:p>
            </text:list-item>
            <text:list-item>
              <text:p text:style-name="P27">This can be used to emulate SuspendThread()/GetThreadState(). <text:s/>The signal handler can save the register state somewhere. <text:s/>It may need to use a condvar to indicate to a querying thread when the register state has been saved.</text:p>
            </text:list-item>
            <text:list-item>
              <text:p text:style-name="P39">The OS provides a mechanism for a thread to say “defer suspension” by blocking the signal via its signal mask. <text:s/>However, this is expensive: <text:s/>Changing the signal mask requires a syscall.</text:p>
              <text:list>
                <text:list-item>
                  <text:p text:style-name="P40">In practice, NaCl would not use the signal mask. <text:s/>A NaCl suspend_thread syscall would use NaClAppThreadSetSuspendState() to protect the NaCl syscall from being interrupted.</text:p>
                </text:list-item>
              </text:list>
            </text:list-item>
            <text:list-item>
              <text:p text:style-name="P27">Async signals do not coexist very gracefully with syscalls:</text:p>
              <text:list>
                <text:list-item>
                  <text:p text:style-name="P37">An in-progress syscall will need to be aborted for the signal handler to run.</text:p>
                </text:list-item>
                <text:list-item>
                  <text:p text:style-name="P37">If a syscall cannot be interrupted, we have no way to query the register state at the point where the syscall was entered.</text:p>
                </text:list-item>
                <text:list-item>
                  <text:p text:style-name="P37">This does not matter if NaCl is <text:span text:style-name="T1">using</text:span> async signals to implement a NaCl suspend_thread syscall. <text:s/>It just means that async signals are a poor interface for NaCl to provide.</text:p>
                </text:list-item>
              </text:list>
            </text:list-item>
            <text:list-item>
              <text:p text:style-name="P27">The OS provides a <text:span text:style-name="T2">sigreturn</text:span> syscall for returning from the signal handler. <text:s/>This is a “restore all registers” syscall. <text:s/>Restoring all registers requires help from the kernel on x86.</text:p>
            </text:list-item>
            <text:list-item>
              <text:p text:style-name="P27"><text:soft-page-break/>Async signal handlers are hard to write: <text:s/>Only a small number of standard library functions are “async signal safe”.</text:p>
            </text:list-item>
          </text:list>
        </text:list-item>
      </text:list>
      <text:p text:style-name="P1"/>
      <text:p text:style-name="P1">To some extent, one model can emulate the other:</text:p>
      <text:list xml:id="list3276393564" text:style-name="WWNum4">
        <text:list-item>
          <text:p text:style-name="P9">Emulating SuspendThread() with asynchronous signals:</text:p>
          <text:list>
            <text:list-item>
              <text:p text:style-name="P28">Thread 1: <text:s/>faux-SuspendThread() calls tgkill() to send a signal to thread 2.</text:p>
            </text:list-item>
            <text:list-item>
              <text:p text:style-name="P28">Thread 2: <text:s/>signal handler runs:</text:p>
              <text:list>
                <text:list-item>
                  <text:p text:style-name="P38">it copies the saved register state to save area (or saves a pointer);</text:p>
                </text:list-item>
                <text:list-item>
                  <text:p text:style-name="P38">it calls pthread_cond_signal() to notify thread 1 that the register state is available (<text:span text:style-name="T2">however</text:span>, pthread_cond_signal() is not officially async-signal-safe);</text:p>
                </text:list-item>
                <text:list-item>
                  <text:p text:style-name="P38">it calls pthread_cond_wait() to wait for an event to say that the thread should be resumed;</text:p>
                </text:list-item>
                <text:list-item>
                  <text:p text:style-name="P38">it copies possibly-modified register state back to the signal frame and returns (which uses <text:span text:style-name="T2">sigreturn</text:span> internally).</text:p>
                </text:list-item>
              </text:list>
            </text:list-item>
            <text:list-item>
              <text:p text:style-name="P28">Meanwhile, thread 1 might be doing this:</text:p>
              <text:list>
                <text:list-item>
                  <text:p text:style-name="P38">faux-GetThreadState(): <text:s/>calls pthread_cond_wait() to wait for the register state to be available.</text:p>
                </text:list-item>
                <text:list-item>
                  <text:p text:style-name="P38">faux-ResumeThread(): <text:s/>calls pthread_cond_signal() to tell the thread to resume.</text:p>
                </text:list-item>
              </text:list>
            </text:list-item>
            <text:list-item>
              <text:p text:style-name="P28">This is complex and requires co-operation from the thread being suspended!</text:p>
            </text:list-item>
          </text:list>
        </text:list-item>
        <text:list-item>
          <text:p text:style-name="P9">Emulating asynchronous signals with SuspendThread():</text:p>
          <text:list>
            <text:list-item>
              <text:p text:style-name="P28">Force a thread to suspend using SuspendThread().</text:p>
            </text:list-item>
            <text:list-item>
              <text:p text:style-name="P28">Get register state using GetThreadState() and write the register state to the stack of the interrupted thread.</text:p>
            </text:list-item>
            <text:list-item>
              <text:p text:style-name="P28">Use SetThreadContext()+ResumeThread() to force the thread to run a signal handler function.</text:p>
            </text:list-item>
            <text:list-item>
              <text:p text:style-name="P28">The signal handler function may require help returning to the interrupted code if the OS doesn’t provide a <text:span text:style-name="T2">sigreturn</text:span> syscall.</text:p>
            </text:list-item>
            <text:list-item>
              <text:p text:style-name="P28">Cygwin implements this. <text:s/>See <text:a xlink:type="simple" xlink:href="http://cygwin.com/cgi-bin/cvsweb.cgi/src/winsup/cygwin/how-signals-work.txt?rev=1.14&amp;content-type=text/x-cvsweb-markup&amp;cvsroot=src" text:style-name="ListLabel_20_172" text:visited-style-name="ListLabel_20_172"><text:span text:style-name="T3">how-signals-work.txt</text:span></text:a>.</text:p>
            </text:list-item>
            <text:list-item>
              <text:p text:style-name="P28">What happens if you apply this to a thread suspended in a syscall, assuming that is even allowed? <text:s/>When the syscall returns, does its return value in %eax/%rax/r0 overwrite the value set with SetThreadContext(), or vice-versa?</text:p>
              <text:list>
                <text:list-item>
                  <text:p text:style-name="P38"><text:soft-page-break/>This issue goes away if syscall results are returned in memory rather than in registers.</text:p>
                </text:list-item>
              </text:list>
            </text:list-item>
          </text:list>
        </text:list-item>
      </text:list>
      <text:p text:style-name="P1"/>
      <text:p text:style-name="P1">Which model should NaCl provide to untrusted code? <text:s/>I think we should provide the SuspendThread() model. <text:s/>It will interact better with NaCl syscalls. <text:s/>Providing useful async signals to NaCl would require making some or all of NaCl’s blocking syscalls interruptible by async signals, which would be unnecessarily complex.</text:p>
      <text:p text:style-name="P1"/>
      <text:p text:style-name="P43"><text:bookmark text:name="_j2mr2atxq5e1"/>enum_threads</text:p>
      <text:p text:style-name="P1">In trusted code, enumerating untrusted threads is straightforward. <text:s/>service_runtime already maintains a list of threads. <text:s/>We already iterate through this list to suspend threads in service_runtime/win/thread_suspension.c.</text:p>
      <text:p text:style-name="P1"/>
      <text:p text:style-name="P1">In untrusted code, there is currently no interface for enumerating threads. <text:s/>There are three ways we could do this:</text:p>
      <text:list xml:id="list3436590610" text:style-name="WWNum11">
        <text:list-item>
          <text:p text:style-name="P10">Add a NaCl syscall for enumerating threads.</text:p>
        </text:list-item>
        <text:list-item>
          <text:p text:style-name="P10">Add a libpthread function for enumerating threads, and require libpthread to maintain a list of all current threads.</text:p>
        </text:list-item>
        <text:list-item>
          <text:p text:style-name="P10">Get the IRT to maintain a list of all current threads, based on thread_create and thread_exit syscalls. <text:s/>(This might be worthwhile if we put the debug stub into the IRT, for example.)</text:p>
        </text:list-item>
      </text:list>
      <text:p text:style-name="P1"/>
      <text:p text:style-name="P43"><text:bookmark text:name="_iibpy0mucbb7"/>set_breakpoint</text:p>
      <text:p text:style-name="P1">In service_runtime, we can implement <text:span text:style-name="T2">set_breakpoint</text:span> by writing to the dynamic code area.</text:p>
      <text:p text:style-name="P1"/>
      <text:p text:style-name="P1">Currently, the first executable loaded by sel_ldr is treated as a special case. <text:s/>Its code is loaded into the static code area, not the dynamic code area. <text:s/>We should un-special-case this, and load it into the dynamic code area instead, so that setting breakpoints works the same for all code, on all host OSes.</text:p>
      <text:p text:style-name="P1"/>
      <text:p text:style-name="P1">Safety:</text:p>
      <text:list xml:id="list1814921598" text:style-name="WWNum15">
        <text:list-item>
          <text:p text:style-name="P11">A safe implementation will interact properly with dyncode_create(), dyncode_modify() and dyncode_delete(). <text:s/>e.g. It would clear breakpoint records for addresses when they are unloaded with dyncode_delete().</text:p>
        </text:list-item>
        <text:list-item>
          <text:p text:style-name="P11">An unsafe implementation wouldn’t bother with any of that.</text:p>
        </text:list-item>
        <text:list-item>
          <text:p text:style-name="P11">A safe implementation would be great to have in the long term, but isn’t essential for a first cut.</text:p>
        </text:list-item>
      </text:list>
      <text:p text:style-name="P1"><text:soft-page-break/></text:p>
      <text:p text:style-name="P1">Note: <text:s/>The debug stub currently built into sel_ldr does not support the “z” (set-breakpoint) command. <text:s/>GDB knows how to fall back to setting a breakpoint by modifying code when the debug stub does not support “z”. <text:s/>However, it’s not safe to allow arbitrary code modifications, so our debug stub should support “z”. <text:s/>(We might have an unsafe mode that allows arbitrary code modifications, but we should have a safe mode too.)</text:p>
      <text:p text:style-name="P1"/>
      <text:p text:style-name="P41"><text:bookmark text:name="_20o8z9x463uf"/>nacl_sigreturn: <text:s/>Resuming untrusted threads with registers modified</text:p>
      <text:p text:style-name="P1">In general, untrusted code cannot jump to a dynamically-chosen address after restoring all general purpose registers, because the address to jump to must be stored in a register in order to be masked.</text:p>
      <text:p text:style-name="P1"/>
      <text:p text:style-name="P1">Therefore, restoring all registers requires some help from trusted code.</text:p>
      <text:p text:style-name="P1"/>
      <text:p text:style-name="P1">On x86-64, I think NaCl trusted code can use the IRET instruction to restore %rip and %rsp to untrusted-code values in one go, using values stored outside of the sandbox’s address space.</text:p>
      <text:p text:style-name="P1"/>
      <text:p text:style-name="P1">On x86-32, it is harder for NaCl trusted code to restore all registers:</text:p>
      <text:p text:style-name="P1"/>
      <text:list xml:id="list3162245455" text:style-name="WWNum6">
        <text:list-item>
          <text:p text:style-name="P12">Ideally we would use the IRET instruction for this. <text:s/>The kernel can use IRET to restore %eip, %cs, %esp, %ss and %eflags all in one go. <text:s/>However, in non-privileged mode, on x86-32, IRET does not restore %esp and %ss.</text:p>
        </text:list-item>
      </text:list>
      <text:p text:style-name="P1"/>
      <text:list xml:id="list63960524312501" text:continue-numbering="true" text:style-name="WWNum6">
        <text:list-item>
          <text:p text:style-name="P12">Linux provides a <text:span text:style-name="T2">sigreturn</text:span> syscall, which makes IRET’s ability to restore %esp and %ss available to user code.</text:p>
        </text:list-item>
      </text:list>
      <text:p text:style-name="P1"/>
      <text:list xml:id="list63961353284462" text:continue-numbering="true" text:style-name="WWNum6">
        <text:list-item>
          <text:p text:style-name="P12">Windows does not provide a sigreturn syscall. <text:s/>However, it does allow setting all registers via SetThreadContext()/ResumeThread(). <text:s/>It is awkward to provide a sigreturn equivalent this way, though. <text:s/>If thread A wants to do a sigreturn, it must get a helper thread to suspend thread A and set its registers.</text:p>
        </text:list-item>
      </text:list>
      <text:p text:style-name="P1"/>
      <text:list xml:id="list63961024474288" text:continue-numbering="true" text:style-name="WWNum6">
        <text:list-item>
          <text:p text:style-name="P12">Mac OS X provides both sigreturn and thread_set_state()/thread_resume(), but both are unusable for our purposes. <text:s/>Both of these ignore the provided %cs and reset %cs back to the kernel’s default %cs value for userland programs. <text:s/>There does not appear to be a way to set registers selectively without resetting %cs.</text:p>
        </text:list-item>
      </text:list>
      <text:p text:style-name="P1"/>
      <text:list xml:id="list63961634489127" text:continue-numbering="true" text:style-name="WWNum6">
        <text:list-item>
          <text:p text:style-name="P12">Workaround for Mac OS X, v1:</text:p>
          <text:list>
            <text:list-item>
              <text:p text:style-name="P29"><text:soft-page-break/>NaCl sets up a page that will contain register snapshots. <text:s/>It will be mapped twice: read-only in the sandbox’s address space, and read+write in trusted address space.</text:p>
            </text:list-item>
            <text:list-item>
              <text:p text:style-name="P29">service_runtime will ensure that only safe values for %eip are written to this snapshot.</text:p>
            </text:list-item>
            <text:list-item>
              <text:p text:style-name="P29">The trampoline/springboard area is extended to contain a new instruction sequence that restores %eip and %esp (and others) in one go using IRET.</text:p>
            </text:list-item>
            <text:list-item>
              <text:p text:style-name="P29">We will probably need one register snapshot area per thread.</text:p>
            </text:list-item>
            <text:list-item>
              <text:p text:style-name="P29">We might as well use this implementation on all OSes for consistency. <text:s/>This would avoid the awkwardness with using SetThreadContext()/ResumeThread() on Windows.</text:p>
            </text:list-item>
          </text:list>
        </text:list-item>
      </text:list>
      <text:p text:style-name="P1"/>
      <text:list xml:id="list63960150011982" text:continue-numbering="true" text:style-name="WWNum6">
        <text:list-item>
          <text:p text:style-name="P12">Workaround for Mac OS X, v2 (this occurred to me on 2012/06/26):</text:p>
          <text:list>
            <text:list-item>
              <text:p text:style-name="P29">Change the %gs segment to point into trusted address space (inside NaClAppThread) instead of untrusted address space. <text:s/>%gs:0 still contains the user thread pointer. <text:s/>(%gs:4 can contain the IRT thread pointer; this is a separate optimisation for IRT TLS access.)</text:p>
            </text:list-item>
            <text:list-item>
              <text:p text:style-name="P29">We expand the segment to be 12 bytes in size. <text:s/>%gs:8 will contain an instruction pointer value that has been previously vetted by the TCB, which we will use to restore %eip from.</text:p>
            </text:list-item>
            <text:list-item>
              <text:p text:style-name="P29">We need to ensure that the %gs segment is read-only. <text:s/>One level of protection is to set the read-only flag in the segment’s LDT entry. <text:s/>Another level of protection is to ensure that the validator disallows writes using %gs (see <text:a xlink:type="simple" xlink:href="http://code.google.com/p/nativeclient/issues/detail?id=2250" text:style-name="ListLabel_20_172" text:visited-style-name="ListLabel_20_172"><text:span text:style-name="T3">http://code.google.com/p/nativeclient/issues/detail?id=2250</text:span></text:a>).</text:p>
            </text:list-item>
            <text:list-item>
              <text:p text:style-name="P29">Then “jmp *%gs:8” will be a safe instruction for untrusted code to use for jumping to a pre-vetted address without the address having to be stored in a temporary register.</text:p>
            </text:list-item>
            <text:list-item>
              <text:p text:style-name="P29">In practice, we won’t want the validator to allow “jmp *%gs:8”, and we will put this instruction into a code sequence in the trampoline area.</text:p>
            </text:list-item>
          </text:list>
        </text:list-item>
      </text:list>
      <text:p text:style-name="P1"/>
      <text:p text:style-name="P41"><text:bookmark text:name="_dcsk7swdceyy"/>How a trusted-code debug stub’s fault handler gets called</text:p>
      <text:p text:style-name="P1">We currently use different mechanisms for handling faults on each host OS because each has a different threading model:</text:p>
      <text:p text:style-name="P1"/>
      <text:list xml:id="list1119509710" text:style-name="WWNum13">
        <text:list-item>
          <text:p text:style-name="P13">Windows: <text:s/>A separate process handles the fault, using the Windows debug API.</text:p>
        </text:list-item>
        <text:list-item>
          <text:p text:style-name="P13">Mac: <text:s/>A separate thread handles the fault, using Mach exception handling.</text:p>
        </text:list-item>
        <text:list-item>
          <text:p text:style-name="P13">Linux: <text:s/>The thread that produces the fault handles it, using POSIX signal handling.</text:p>
        </text:list-item>
      </text:list>
      <text:p text:style-name="P1"/>
      <text:p text:style-name="P1">The three don’t share much code: <text:s/>NaCl doesn’t have a common trusted-code handler that is used across Windows, Mac and Linux. <text:s/>That’s partly because none was needed. <text:s/>It’s also because using a common handler would have added unnecessary overhead on Linux and Windows. <text:s/>(On Linux and Windows we can transfer control directly back to untrusted code using sigreturn()/SetThreadContext(). <text:s/>On Mac, though, we have to go via a small trusted-code helper routine.)</text:p>
      <text:p text:style-name="P1"><text:soft-page-break/></text:p>
      <text:p text:style-name="P1">However, if we are going to provide a trusted debug stub, the fault handlers will need to transfer control to a common handler in the debug stub. <text:s/>There are two ways we could do this:</text:p>
      <text:p text:style-name="P1"/>
      <text:list xml:id="list2562451062" text:style-name="WWNum3">
        <text:list-item>
          <text:p text:style-name="P14"><text:span text:style-name="T2">Same-thread</text:span>: <text:s/>The debug stub’s handler runs on the thread that faulted (in the style of POSIX signal handling).</text:p>
        </text:list-item>
        <text:list-item>
          <text:p text:style-name="P14"><text:span text:style-name="T2">Separate-thread</text:span>: <text:s/>The debug stub runs an event loop in one thread and receives events about faults (in the style of Mach exception handling).</text:p>
        </text:list-item>
      </text:list>
      <text:p text:style-name="P1"/>
      <text:p text:style-name="P1">The same-thread model is easiest to implement:</text:p>
      <text:list xml:id="list3553478147" text:style-name="WWNum9">
        <text:list-item>
          <text:p text:style-name="P15">Same-thread is the model we already use for untrusted fault handlers.</text:p>
        </text:list-item>
        <text:list-item>
          <text:p text:style-name="P15">The trusted fault handler can run on the same stack used for NaCl syscalls (NaClAppThread’s sys.stack_ptr). <text:s/>We can copy the register state onto the trusted stack; no need to allocate space for it in NaClAppThread. <text:s/>The fault handler is effectively a NaCl syscall, and should be uninterruptible in the same way.</text:p>
        </text:list-item>
        <text:list-item>
          <text:p text:style-name="P15">For a breakpoint handler to resume from a breakpoint, the handler will need to use nacl_sigreturn (see above).</text:p>
        </text:list-item>
      </text:list>
      <text:p text:style-name="P1"/>
      <text:p text:style-name="P41"><text:bookmark text:name="_36co8abu9e7h"/>Chromium integration</text:p>
      <text:p text:style-name="P1">I propose the following:</text:p>
      <text:p text:style-name="P1"/>
      <text:list xml:id="list3231594706" text:style-name="WWNum18">
        <text:list-item>
          <text:p text:style-name="P16">Chromium can be configured to launch an external <text:span text:style-name="T2">debug helper</text:span> every time a NaCl process is started.</text:p>
        </text:list-item>
        <text:list-item>
          <text:p text:style-name="P16">The debug helper is started as a new process each time. <text:s/>The new process is created with a socket descriptor that is connected to sel_ldr’s debug stub.</text:p>
        </text:list-item>
        <text:list-item>
          <text:p text:style-name="P16">The debug helper will be launched the same on Linux, Mac and Windows.</text:p>
        </text:list-item>
        <text:list-item>
          <text:p text:style-name="P16">sel_ldr begins in a “stopped” state.</text:p>
          <text:list>
            <text:list-item>
              <text:p text:style-name="P30">This appears to be a requirement of the GDB RSP protocol. <text:s/>At least, GDB assumes that the process is in a stopped state when it connects, and it expects the “?” query to work. <text:s/>The Linux kernel’s debug stub follows this by stopping the kernel when the debug stub is enabled, even though it is very inconvenient for a kernel to be stopped.</text:p>
            </text:list-item>
            <text:list-item>
              <text:p text:style-name="P30">We might want to tweak the protocol and/or GDB to remove this requirement.</text:p>
            </text:list-item>
          </text:list>
        </text:list-item>
        <text:list-item>
          <text:p text:style-name="P16">The debug helper should also receive some metadata, such as the NMF URL and the filename of the IRT library.</text:p>
        </text:list-item>
      </text:list>
      <text:p text:style-name="P1"><text:soft-page-break/></text:p>
      <text:p text:style-name="P1">This means that using TCP ports will not be built into Chromium’s NaCl debug support. <text:s/>We don’t have to worry about allocating TCP port numbers.</text:p>
      <text:p text:style-name="P1"/>
      <text:p text:style-name="P1">The debug helper <text:span text:style-name="T1">can</text:span> just be GDB. <text:s/>We would have to change (or wrap) GDB so that it can receive the RSP socket at startup rather than requiring a command like “target remote localhost:4014”. <text:s/>Stock GDB has some support for <text:a xlink:type="simple" xlink:href="http://sourceware.org/gdb/current/onlinedocs/gdb/Connecting.html" text:style-name="ListLabel_20_172" text:visited-style-name="ListLabel_20_172"><text:span text:style-name="T3">non-TCP connections</text:span></text:a>, e.g. “target remote /proc/self/fd/N” or “target remote | <text:span text:style-name="T1">command</text:span>”.</text:p>
      <text:p text:style-name="P1"/>
      <text:p text:style-name="P1">However, it would be possible to have more sophisticated wrappers around GDB to support these use cases:</text:p>
      <text:p text:style-name="P1"/>
      <text:list xml:id="list363859947" text:style-name="WWNum2">
        <text:list-item>
          <text:p text:style-name="P17"><text:span text:style-name="T2">Debug-on-crash</text:span>: <text:s/>The developer wants the GDB UI to pop up only when their program crashes.</text:p>
          <text:list>
            <text:list-item>
              <text:p text:style-name="P31">Implementation: <text:s/>When the debug helper is launched, it immediately tells sel_ldr to resume. <text:s/>When an untrusted crash occurs, the debug helper launches GDB for debugging the crash.</text:p>
            </text:list-item>
          </text:list>
        </text:list-item>
        <text:list-item>
          <text:p text:style-name="P17"><text:span text:style-name="T2">Attaching to NaCl processes interactively</text:span>: <text:s/>The developer wants to choose a NaCl process to debug from a list of currently-running processes.</text:p>
          <text:list>
            <text:list-item>
              <text:p text:style-name="P31">Implementation: <text:s/>When the debug helper is launched, it immediately tells sel_ldr to resume; it then sends the RSP socket to a daemon process and exits. <text:s/>The daemon process keeps a list of currently running NaCl processes and their RSP sockets. <text:s/>The user can list these processes and attach GDB to one of the processes (which will retrieve the RSP socket from the daemon).</text:p>
            </text:list-item>
          </text:list>
        </text:list-item>
        <text:list-item>
          <text:p text:style-name="P17"><text:span text:style-name="T2">Debug-from-startup</text:span>: <text:s/>Sometimes the developer wants to inspect what happens during the NaCl process’s startup, before it crashes (if it crashes at all).</text:p>
          <text:list>
            <text:list-item>
              <text:p text:style-name="P31">This is supported by the simplest debug helper that runs GDB directly. <text:s/>However, we want this use case to coexist with others, such as debug-on-crash. <text:s/>Switching between debug-on-crash and debug-from-startup should not require the developer to restart Chromium or change Chromium’s configuration to use a different debug helper.</text:p>
            </text:list-item>
            <text:list-item>
              <text:p text:style-name="P31">Implementation: <text:s/>When the debug helper is launched, it checks a configuration setting to see whether it’s in “debug-on-crash” or “debug-from-startup” mode and acts accordingly. <text:s/>There is a UI for the user to change this mode.</text:p>
            </text:list-item>
          </text:list>
        </text:list-item>
      </text:list>
      <text:p text:style-name="P1"/>
      <text:p text:style-name="P41"><text:bookmark text:name="_vtunqjq5jv51"/>Testing</text:p>
      <text:p text:style-name="P1">Debugging support can be tested at multiple levels:</text:p>
      <text:p text:style-name="P1"/>
      <text:list xml:id="list1097429137" text:style-name="WWNum5">
        <text:list-item>
          <text:p text:style-name="P18">Testing GDB itself: <text:s/>The appropriate level for doing this is using GDB’s Machine Interface, <text:a xlink:type="simple" xlink:href="http://sourceware.org/gdb/onlinedocs/gdb/GDB_002fMI.html" text:style-name="ListLabel_20_172" text:visited-style-name="ListLabel_20_172"><text:span text:style-name="T3">GDB/MI</text:span></text:a>.</text:p>
        </text:list-item>
        <text:list-item>
          <text:p text:style-name="P18">Testing the debug stub at the RSP level. <text:s/>See native_client/tests/debug_stub for an example of this.</text:p>
        </text:list-item>
        <text:list-item>
          <text:p text:style-name="P18">Testing the interfaces that the debug stub uses.</text:p>
          <text:list>
            <text:list-item>
              <text:p text:style-name="P32"><text:soft-page-break/>For an untrusted debug stub, this would involve testing the NaCl syscalls that the debug stub uses.</text:p>
            </text:list-item>
            <text:list-item>
              <text:p text:style-name="P32">For a trusted debug stub, this would involve testing internal interfaces; see thread_suspension_test.cc for an example.</text:p>
            </text:list-item>
          </text:list>
        </text:list-item>
      </text:list>
      <text:p text:style-name="P1"/>
      <text:p text:style-name="P1">We would also like to test the Chromium integration, but this only requires a small test to check that the RSP socket gets passed through correctly. <text:s/>We would not need to test the full debug stub functionality through Chromium.</text:p>
      <text:p text:style-name="P1"/>
      <text:p text:style-name="P41"><text:bookmark text:name="_r1yb8frt0ab1"/>Providing a custom build of GDB</text:p>
      <text:p text:style-name="P1">While a stock Linux GDB might be usable with a NaCl debug stub, we will need to provide GDB for Windows and Mac ourselves. <text:s/>(I expect the stock GDB for Mac is built for Mach-O and not ELF, and if there were a stock GDB for Windows it would be built for PE and not ELF.)</text:p>
      <text:p text:style-name="P1"/>
      <text:p text:style-name="P1">There are two ways we could provide GDB:</text:p>
      <text:p text:style-name="P1"/>
      <text:list xml:id="list3684290120" text:style-name="WWNum19">
        <text:list-item>
          <text:p text:style-name="P19">As a trusted executable built for Linux, Mac or Windows. <text:s/>We’ve already built a GDB for Windows for use with NaCl debug stubs.</text:p>
        </text:list-item>
      </text:list>
      <text:p text:style-name="P1"/>
      <text:list xml:id="list63960475115743" text:continue-numbering="true" text:style-name="WWNum19">
        <text:list-item>
          <text:p text:style-name="P19">As a .nexe. <text:s/>This is worth considering and might not be very difficult.</text:p>
          <text:list>
            <text:list-item>
              <text:p text:style-name="P33">gdb.nexe would only need access to an inherited RSP socket descriptor, plus (read-only?) filesystem access for reading debug info.</text:p>
            </text:list-item>
            <text:list-item>
              <text:p text:style-name="P33">We would only need to ship two builds (x86-32 and x86-64) rather than three.</text:p>
            </text:list-item>
            <text:list-item>
              <text:p text:style-name="P33">In the long term we might be able to run GDB in the web browser, perhaps as part of dev tools or as a Chromium extension.</text:p>
            </text:list-item>
          </text:list>
        </text:list-item>
      </text:list>
      <text:p text:style-name="P1"/>
      <text:p text:style-name="P41"><text:bookmark text:name="_wmt3vihue6a0"/>GDB customisations</text:p>
      <text:p text:style-name="P1">We might need the following changes to GDB:</text:p>
      <text:p text:style-name="P1"/>
      <text:list xml:id="list1135925540" text:style-name="WWNum7">
        <text:list-item>
          <text:p text:style-name="P20">Provide a portable equivalent of “target remote /proc/self/fd/N”. <text:s/>See “Chromium integration” above.</text:p>
        </text:list-item>
      </text:list>
      <text:p text:style-name="P1"><text:soft-page-break/></text:p>
      <text:list xml:id="list63961739144543" text:continue-numbering="true" text:style-name="WWNum7">
        <text:list-item>
          <text:p text:style-name="P20">Handle return addresses on nacl-x86-64. <text:s/>Return addresses on the stack will have had the r15 base address added to them. <text:s/>I suspect GDB will need to be changed to ignore the top 32 bits so that it does not get confused.</text:p>
          <text:list>
            <text:list-item>
              <text:p text:style-name="P34">All the addresses that GDB deals with should be &lt;4GB. <text:s/>While we can make the debug stub’s read-memory and write-memory operations truncate the addresses they receive to 32 bits, that is a hack.</text:p>
            </text:list-item>
            <text:list-item>
              <text:p text:style-name="P34">@Evgeny: <text:s/>I expect nacl64-gdb already addresses this?</text:p>
            </text:list-item>
          </text:list>
        </text:list-item>
      </text:list>
      <text:p text:style-name="P1"/>
      <text:list xml:id="list63960639491882" text:continue-numbering="true" text:style-name="WWNum7">
        <text:list-item>
          <text:p text:style-name="P20">GDB seems to be quite slow when debugging via RSP. <text:s/>There might be some fixes we can make to speed it up.</text:p>
          <text:list>
            <text:list-item>
              <text:p text:style-name="P34">For example, “disassemble” reads memory byte by byte. <text:s/>This involves many round trips to the debug stub. <text:s/>Even so, “disassemble” seems unreasonably slow; I wouldn’t expect the round trip time to be as slow as GDB appears.</text:p>
            </text:list-item>
            <text:list-item>
              <text:p text:style-name="P34">However, I’m not using a stock GDB. <text:s/>(“gdb --version” says “7.3.1-gg4”.)</text:p>
            </text:list-item>
          </text:list>
        </text:list-item>
      </text:list>
      <text:p text:style-name="P1"/>
      <text:p text:style-name="P41"><text:bookmark text:name="_sdi2n486507r"/>GDB RSP multi-process mode</text:p>
      <text:p text:style-name="P1">I don’t expect we will want to use the RSP protocol’s multi-process mode. <text:s/>NaCl’s debug stub implementation will be running inside the sel_ldr process and will handle only a single NaCl process. <text:s/>I don’t know of any benefits that we’d get by using multi-process mode.</text:p>
      <text:p text:style-name="P1"/>
      <text:p text:style-name="P41"><text:bookmark text:name="_glmh1ci10ers"/>Appendix: <text:s/>History of NaCl debugging support</text:p>
      <text:p text:style-name="P1"/>
      <text:list xml:id="list2035779046" text:style-name="WWNum16">
        <text:list-item>
          <text:p text:style-name="P21">nacl-gdb</text:p>
          <text:list>
            <text:list-item>
              <text:p text:style-name="P35">Patches to gdb to support x86-32 NaCl on Linux.</text:p>
            </text:list-item>
            <text:list-item>
              <text:p text:style-name="P35">Developed by Doug Evans.</text:p>
            </text:list-item>
            <text:list-item>
              <text:p text:style-name="P35">Developed before 2009?</text:p>
            </text:list-item>
            <text:list-item>
              <text:p text:style-name="P35">Used to be built as part of the NaCl GNU toolchain. <text:s/>There is still some support for building gdb in tools/Makefile, but it’s not used.</text:p>
            </text:list-item>
            <text:list-item>
              <text:p text:style-name="P35">There is a test case under tools/tests/hello_world_gdb.*, but it was flaky and got disabled.</text:p>
            </text:list-item>
            <text:list-item>
              <text:p text:style-name="P35">It allowed debugging trusted code too. <text:s/>There was a command for switching between trusted and untrusted modes.</text:p>
            </text:list-item>
          </text:list>
        </text:list-item>
      </text:list>
      <text:p text:style-name="P1"><text:soft-page-break/></text:p>
      <text:list xml:id="list63961880017609" text:continue-numbering="true" text:style-name="WWNum16">
        <text:list-item>
          <text:p text:style-name="P21">Original built-in GDB RSP debug stub for NaCl</text:p>
          <text:list>
            <text:list-item>
              <text:p text:style-name="P35">Built into sel_ldr and Chromium.</text:p>
            </text:list-item>
            <text:list-item>
              <text:p text:style-name="P35">It lives in src/trusted/debug_stub and src/trusted/gdb_rsp</text:p>
            </text:list-item>
            <text:list-item>
              <text:p text:style-name="P35">Developed by Ian Lewis and Noel Allen in 2010.</text:p>
            </text:list-item>
            <text:list-item>
              <text:p text:style-name="P35">Developed in a branch of NaCl and later committed to the NaCl tree.</text:p>
            </text:list-item>
            <text:list-item>
              <text:p text:style-name="P35">Originally for x86-64 Windows only. <text:s/>Later partially ported to Linux for x86-64 and x86-32 (in 2011).</text:p>
            </text:list-item>
            <text:list-item>
              <text:p text:style-name="P35">It originally had no tests, but Mark Seaborn added a test (in 2011), which lives under tests/debug_stub.</text:p>
            </text:list-item>
            <text:list-item>
              <text:p text:style-name="P35">For a long time, it was not compiled in by default, until it was cleaned up to hook in via dependency injection (in 2011).</text:p>
            </text:list-item>
            <text:list-item>
              <text:p text:style-name="P35">Some integration with Chromium: <text:s/>There is a Chromium flag for enabling the debug stub, but it has been broken because the test case for it has been disabled. <text:s/>sel_main_chrome.c no longer enables nacl_signal when the Chromium flag is passed through.</text:p>
            </text:list-item>
          </text:list>
        </text:list-item>
      </text:list>
      <text:p text:style-name="P1"/>
      <text:list xml:id="list63961536913976" text:continue-numbering="true" text:style-name="WWNum16">
        <text:list-item>
          <text:p text:style-name="P21">Out-of-process GDB RSP debug stub</text:p>
          <text:list>
            <text:list-item>
              <text:p text:style-name="P35">It lives in the native_client_sdk repo.</text:p>
            </text:list-item>
            <text:list-item>
              <text:p text:style-name="P35">Developed by Mike Linck and Alexei Garianov in 2011.</text:p>
            </text:list-item>
            <text:list-item>
              <text:p text:style-name="P35">It supports Windows only: <text:s/>definitely x86-32, and maybe x86-64.</text:p>
            </text:list-item>
            <text:list-item>
              <text:p text:style-name="P35">I’m not sure whether it has any tests.</text:p>
            </text:list-item>
            <text:list-item>
              <text:p text:style-name="P35">Some hooks were added to service_runtime for exporting some internal details via debug messages.</text:p>
            </text:list-item>
            <text:list-item>
              <text:p text:style-name="P35">I think it relied on some of service_runtime’s internal data structures. <text:s/>I’m not sure of the exact details.</text:p>
            </text:list-item>
            <text:list-item>
              <text:p text:style-name="P35">It was intended to be used with a client embedded in MSVS, which has not been finished.</text:p>
            </text:list-item>
            <text:list-item>
              <text:p text:style-name="P35">Integration with Chromium: <text:s/>none?</text:p>
            </text:list-item>
          </text:list>
        </text:list-item>
      </text:list>
      <text:p text:style-name="P1"/>
      <text:list xml:id="list63961932501545" text:continue-numbering="true" text:style-name="WWNum16">
        <text:list-item>
          <text:p text:style-name="P21"><text:soft-page-break/>nacl64-gdb</text:p>
          <text:list>
            <text:list-item>
              <text:p text:style-name="P35">A patched version of GDB, similar to the original nacl-gdb.</text:p>
            </text:list-item>
            <text:list-item>
              <text:p text:style-name="P35">Developed by Evgeny Eltsin starting around April 2010.</text:p>
            </text:list-item>
            <text:list-item>
              <text:p text:style-name="P35">It supports x86-64 only. <text:s/>Originally implemented for Linux, and then extended to Windows in late 2011.</text:p>
            </text:list-item>
            <text:list-item>
              <text:p text:style-name="P35">It supports debugging both trusted and untrusted code.</text:p>
            </text:list-item>
            <text:list-item>
              <text:p text:style-name="P35">No automated test suite?</text:p>
            </text:list-item>
            <text:list-item>
              <text:p text:style-name="P35">Some changes were made to service_runtime to export symbols. <text:s/>I’m not sure exactly what internal details of service_runtime nacl64-gdb relies on. <text:s/>It probably assumes the layout of NaClThreadContext.</text:p>
            </text:list-item>
            <text:list-item>
              <text:p text:style-name="P35">Integration with Chromium: <text:s/>a --nacl-gdb option for launching GDB. <text:s/>Work is ongoing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4" style:display-name="ListLabel 1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5" style:display-name="ListLabel 1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6" style:display-name="ListLabel 1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7" style:display-name="ListLabel 1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8" style:display-name="ListLabel 1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9" style:display-name="ListLabel 1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0" style:display-name="ListLabel 1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2" style:display-name="ListLabel 172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4" meta:paragraph-count="216" meta:word-count="4255" meta:character-count="25685" meta:non-whitespace-character-count="21685"/>
    <meta:generator>LibreOfficeDev/6.0.5.2$Linux_X86_64 LibreOffice_project/</meta:generator>
  </office:meta>
</office:document-meta>
</file>